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cessed" table:style-name="ta1">
        <table:shapes>
          <draw:frame draw:z-index="0" draw:style-name="gr1" draw:text-style-name="P1" svg:width="159.99mm" svg:height="89.99mm" svg:x="183.42mm" svg:y="17.25mm">
            <loext:p draw:notify-on-update-of-ranges="Processed.C4:Processed.C4 Processed.C5:Processed.C74 Processed.F4:Processed.F4 Processed.F5:Processed.F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Bad Bms:</text:p>
          </table:table-cell>
          <table:table-cell/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RI5CY cycles</text:p>
          </table:table-cell>
          <table:table-cell table:style-name="ce1" office:value-type="string" calcext:value-type="string">
            <text:p>PicoRV32 cycles</text:p>
          </table:table-cell>
          <table:table-cell table:style-name="ce1" office:value-type="string" calcext:value-type="string">
            <text:p>PicoRV32:RI5CY ratio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/>
          <table:table-cell office:value-type="string" calcext:value-type="string">
            <text:p>aha-compress</text:p>
          </table:table-cell>
          <table:table-cell office:value-type="float" office:value="517868" calcext:value-type="float">
            <text:p>517868</text:p>
          </table:table-cell>
          <table:table-cell office:value-type="float" office:value="2078572" calcext:value-type="float">
            <text:p>2078572</text:p>
          </table:table-cell>
          <table:table-cell table:formula="of:=[.E5]/[.D5]" office:value-type="float" office:value="4.01371005738914" calcext:value-type="float">
            <text:p>4.0137100573891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/>
          <table:table-cell office:value-type="string" calcext:value-type="string">
            <text:p>aha-mont64</text:p>
          </table:table-cell>
          <table:table-cell office:value-type="float" office:value="1090474" calcext:value-type="float">
            <text:p>1090474</text:p>
          </table:table-cell>
          <table:table-cell office:value-type="float" office:value="4667430" calcext:value-type="float">
            <text:p>4667430</text:p>
          </table:table-cell>
          <table:table-cell table:formula="of:=[.E6]/[.D6]" office:value-type="float" office:value="4.28018458028344" calcext:value-type="float">
            <text:p>4.28018458028344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/>
          <table:table-cell office:value-type="string" calcext:value-type="string">
            <text:p>bs</text:p>
          </table:table-cell>
          <table:table-cell office:value-type="float" office:value="2356" calcext:value-type="float">
            <text:p>2356</text:p>
          </table:table-cell>
          <table:table-cell office:value-type="float" office:value="8164" calcext:value-type="float">
            <text:p>8164</text:p>
          </table:table-cell>
          <table:table-cell table:formula="of:=[.E7]/[.D7]" office:value-type="float" office:value="3.46519524617997" calcext:value-type="float">
            <text:p>3.46519524617997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/>
          <table:table-cell office:value-type="string" calcext:value-type="string">
            <text:p>bubblesort</text:p>
          </table:table-cell>
          <table:table-cell office:value-type="float" office:value="1991326" calcext:value-type="float">
            <text:p>1991326</text:p>
          </table:table-cell>
          <table:table-cell office:value-type="float" office:value="9023266" calcext:value-type="float">
            <text:p>9023266</text:p>
          </table:table-cell>
          <table:table-cell table:formula="of:=[.E8]/[.D8]" office:value-type="float" office:value="4.53128518384232" calcext:value-type="float">
            <text:p>4.53128518384232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/>
          <table:table-cell office:value-type="string" calcext:value-type="string">
            <text:p>cnt</text:p>
          </table:table-cell>
          <table:table-cell office:value-type="float" office:value="409834" calcext:value-type="float">
            <text:p>409834</text:p>
          </table:table-cell>
          <table:table-cell office:value-type="float" office:value="1464141" calcext:value-type="float">
            <text:p>1464141</text:p>
          </table:table-cell>
          <table:table-cell table:formula="of:=[.E9]/[.D9]" office:value-type="float" office:value="3.57252204551111" calcext:value-type="float">
            <text:p>3.57252204551111</text:p>
          </table:table-cell>
        </table:table-row>
        <table:table-row table:style-name="ro1">
          <table:table-cell office:value-type="string" calcext:value-type="string">
            <text:p>rijndael</text:p>
          </table:table-cell>
          <table:table-cell/>
          <table:table-cell office:value-type="string" calcext:value-type="string">
            <text:p>compress</text:p>
          </table:table-cell>
          <table:table-cell office:value-type="float" office:value="95800" calcext:value-type="float">
            <text:p>95800</text:p>
          </table:table-cell>
          <table:table-cell office:value-type="float" office:value="485227" calcext:value-type="float">
            <text:p>485227</text:p>
          </table:table-cell>
          <table:table-cell table:formula="of:=[.E10]/[.D10]" office:value-type="float" office:value="5.065" calcext:value-type="float">
            <text:p>5.065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/>
          <table:table-cell office:value-type="string" calcext:value-type="string">
            <text:p>cover</text:p>
          </table:table-cell>
          <table:table-cell office:value-type="float" office:value="34356" calcext:value-type="float">
            <text:p>34356</text:p>
          </table:table-cell>
          <table:table-cell office:value-type="float" office:value="114872" calcext:value-type="float">
            <text:p>114872</text:p>
          </table:table-cell>
          <table:table-cell table:formula="of:=[.E11]/[.D11]" office:value-type="float" office:value="3.34357899639073" calcext:value-type="float">
            <text:p>3.34357899639073</text:p>
          </table:table-cell>
        </table:table-row>
        <table:table-row table:style-name="ro1">
          <table:table-cell office:value-type="string" calcext:value-type="string">
            <text:p>trio</text:p>
          </table:table-cell>
          <table:table-cell/>
          <table:table-cell office:value-type="string" calcext:value-type="string">
            <text:p>crc</text:p>
          </table:table-cell>
          <table:table-cell office:value-type="float" office:value="83610" calcext:value-type="float">
            <text:p>83610</text:p>
          </table:table-cell>
          <table:table-cell office:value-type="float" office:value="376034" calcext:value-type="float">
            <text:p>376034</text:p>
          </table:table-cell>
          <table:table-cell table:formula="of:=[.E12]/[.D12]" office:value-type="float" office:value="4.49747637842363" calcext:value-type="float">
            <text:p>4.49747637842363</text:p>
          </table:table-cell>
        </table:table-row>
        <table:table-row table:style-name="ro1">
          <table:table-cell office:value-type="string" calcext:value-type="string">
            <text:p>whetstone</text:p>
          </table:table-cell>
          <table:table-cell/>
          <table:table-cell office:value-type="string" calcext:value-type="string">
            <text:p>ctl-stack</text:p>
          </table:table-cell>
          <table:table-cell office:value-type="float" office:value="781692" calcext:value-type="float">
            <text:p>781692</text:p>
          </table:table-cell>
          <table:table-cell office:value-type="float" office:value="2981714" calcext:value-type="float">
            <text:p>2981714</text:p>
          </table:table-cell>
          <table:table-cell table:formula="of:=[.E13]/[.D13]" office:value-type="float" office:value="3.81443586476515" calcext:value-type="float">
            <text:p>3.81443586476515</text:p>
          </table:table-cell>
        </table:table-row>
        <table:table-row table:style-name="ro1">
          <table:table-cell office:value-type="string" calcext:value-type="string">
            <text:p>wikisort</text:p>
          </table:table-cell>
          <table:table-cell/>
          <table:table-cell office:value-type="string" calcext:value-type="string">
            <text:p>ctl-string</text:p>
          </table:table-cell>
          <table:table-cell office:value-type="float" office:value="316422" calcext:value-type="float">
            <text:p>316422</text:p>
          </table:table-cell>
          <table:table-cell office:value-type="float" office:value="1272133" calcext:value-type="float">
            <text:p>1272133</text:p>
          </table:table-cell>
          <table:table-cell table:formula="of:=[.E14]/[.D14]" office:value-type="float" office:value="4.02036836882391" calcext:value-type="float">
            <text:p>4.02036836882391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/>
          <table:table-cell office:value-type="string" calcext:value-type="string">
            <text:p>ctl-vector</text:p>
          </table:table-cell>
          <table:table-cell office:value-type="float" office:value="864792" calcext:value-type="float">
            <text:p>864792</text:p>
          </table:table-cell>
          <table:table-cell office:value-type="float" office:value="3623881" calcext:value-type="float">
            <text:p>3623881</text:p>
          </table:table-cell>
          <table:table-cell table:formula="of:=[.E15]/[.D15]" office:value-type="float" office:value="4.19046545296441" calcext:value-type="float">
            <text:p>4.19046545296441</text:p>
          </table:table-cell>
        </table:table-row>
        <table:table-row table:style-name="ro1">
          <table:table-cell office:value-type="string" calcext:value-type="string">
            <text:p>sglib-arraysort</text:p>
          </table:table-cell>
          <table:table-cell/>
          <table:table-cell office:value-type="string" calcext:value-type="string">
            <text:p>dijkstra</text:p>
          </table:table-cell>
          <table:table-cell office:value-type="float" office:value="31301096" calcext:value-type="float">
            <text:p>31301096</text:p>
          </table:table-cell>
          <table:table-cell office:value-type="float" office:value="137903616" calcext:value-type="float">
            <text:p>137903616</text:p>
          </table:table-cell>
          <table:table-cell table:formula="of:=[.E16]/[.D16]" office:value-type="float" office:value="4.40571205557786" calcext:value-type="float">
            <text:p>4.40571205557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oa</text:p>
          </table:table-cell>
          <table:table-cell office:value-type="float" office:value="917708" calcext:value-type="float">
            <text:p>917708</text:p>
          </table:table-cell>
          <table:table-cell office:value-type="float" office:value="3537371" calcext:value-type="float">
            <text:p>3537371</text:p>
          </table:table-cell>
          <table:table-cell table:formula="of:=[.E17]/[.D17]" office:value-type="float" office:value="3.8545713887206" calcext:value-type="float">
            <text:p>3.8545713887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ff</text:p>
          </table:table-cell>
          <table:table-cell office:value-type="float" office:value="27156" calcext:value-type="float">
            <text:p>27156</text:p>
          </table:table-cell>
          <table:table-cell office:value-type="float" office:value="109413" calcext:value-type="float">
            <text:p>109413</text:p>
          </table:table-cell>
          <table:table-cell table:formula="of:=[.E18]/[.D18]" office:value-type="float" office:value="4.02905435262925" calcext:value-type="float">
            <text:p>4.02905435262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n</text:p>
          </table:table-cell>
          <table:table-cell office:value-type="float" office:value="40008730" calcext:value-type="float">
            <text:p>40008730</text:p>
          </table:table-cell>
          <table:table-cell office:value-type="float" office:value="140199290" calcext:value-type="float">
            <text:p>140199290</text:p>
          </table:table-cell>
          <table:table-cell table:formula="of:=[.E19]/[.D19]" office:value-type="float" office:value="3.50421745454055" calcext:value-type="float">
            <text:p>3.50421745454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nt</text:p>
          </table:table-cell>
          <table:table-cell office:value-type="float" office:value="288480" calcext:value-type="float">
            <text:p>288480</text:p>
          </table:table-cell>
          <table:table-cell office:value-type="float" office:value="960568" calcext:value-type="float">
            <text:p>960568</text:p>
          </table:table-cell>
          <table:table-cell table:formula="of:=[.E20]/[.D20]" office:value-type="float" office:value="3.32975596228508" calcext:value-type="float">
            <text:p>3.32975596228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</text:p>
          </table:table-cell>
          <table:table-cell office:value-type="float" office:value="55924" calcext:value-type="float">
            <text:p>55924</text:p>
          </table:table-cell>
          <table:table-cell office:value-type="float" office:value="198231" calcext:value-type="float">
            <text:p>198231</text:p>
          </table:table-cell>
          <table:table-cell table:formula="of:=[.E21]/[.D21]" office:value-type="float" office:value="3.54464988198269" calcext:value-type="float">
            <text:p>3.544649881982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sta</text:p>
          </table:table-cell>
          <table:table-cell office:value-type="float" office:value="73366522" calcext:value-type="float">
            <text:p>73366522</text:p>
          </table:table-cell>
          <table:table-cell office:value-type="float" office:value="255709181" calcext:value-type="float">
            <text:p>255709181</text:p>
          </table:table-cell>
          <table:table-cell table:formula="of:=[.E22]/[.D22]" office:value-type="float" office:value="3.48536599567852" calcext:value-type="float">
            <text:p>3.48536599567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bcall</text:p>
          </table:table-cell>
          <table:table-cell office:value-type="float" office:value="7092" calcext:value-type="float">
            <text:p>7092</text:p>
          </table:table-cell>
          <table:table-cell office:value-type="float" office:value="23261" calcext:value-type="float">
            <text:p>23261</text:p>
          </table:table-cell>
          <table:table-cell table:formula="of:=[.E23]/[.D23]" office:value-type="float" office:value="3.27989283699944" calcext:value-type="float">
            <text:p>3.27989283699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</text:p>
          </table:table-cell>
          <table:table-cell office:value-type="float" office:value="41955090" calcext:value-type="float">
            <text:p>41955090</text:p>
          </table:table-cell>
          <table:table-cell office:value-type="float" office:value="153853904" calcext:value-type="float">
            <text:p>153853904</text:p>
          </table:table-cell>
          <table:table-cell table:formula="of:=[.E24]/[.D24]" office:value-type="float" office:value="3.66710937814697" calcext:value-type="float">
            <text:p>3.66710937814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c</text:p>
          </table:table-cell>
          <table:table-cell office:value-type="float" office:value="20338802" calcext:value-type="float">
            <text:p>20338802</text:p>
          </table:table-cell>
          <table:table-cell office:value-type="float" office:value="76569718" calcext:value-type="float">
            <text:p>76569718</text:p>
          </table:table-cell>
          <table:table-cell table:formula="of:=[.E25]/[.D25]" office:value-type="float" office:value="3.76471131387188" calcext:value-type="float">
            <text:p>3.76471131387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ffbench</text:p>
          </table:table-cell>
          <table:table-cell office:value-type="float" office:value="22759138" calcext:value-type="float">
            <text:p>22759138</text:p>
          </table:table-cell>
          <table:table-cell office:value-type="float" office:value="85978063" calcext:value-type="float">
            <text:p>85978063</text:p>
          </table:table-cell>
          <table:table-cell table:formula="of:=[.E26]/[.D26]" office:value-type="float" office:value="3.77773811117099" calcext:value-type="float">
            <text:p>3.77773811117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sort</text:p>
          </table:table-cell>
          <table:table-cell office:value-type="float" office:value="14516" calcext:value-type="float">
            <text:p>14516</text:p>
          </table:table-cell>
          <table:table-cell office:value-type="float" office:value="60136" calcext:value-type="float">
            <text:p>60136</text:p>
          </table:table-cell>
          <table:table-cell table:formula="of:=[.E27]/[.D27]" office:value-type="float" office:value="4.1427390465693" calcext:value-type="float">
            <text:p>4.1427390465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ne_complex</text:p>
          </table:table-cell>
          <table:table-cell office:value-type="float" office:value="8372" calcext:value-type="float">
            <text:p>8372</text:p>
          </table:table-cell>
          <table:table-cell office:value-type="float" office:value="25671" calcext:value-type="float">
            <text:p>25671</text:p>
          </table:table-cell>
          <table:table-cell table:formula="of:=[.E28]/[.D28]" office:value-type="float" office:value="3.06629240324893" calcext:value-type="float">
            <text:p>3.06629240324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fdctint</text:p>
          </table:table-cell>
          <table:table-cell office:value-type="float" office:value="1407602" calcext:value-type="float">
            <text:p>1407602</text:p>
          </table:table-cell>
          <table:table-cell office:value-type="float" office:value="5050829" calcext:value-type="float">
            <text:p>5050829</text:p>
          </table:table-cell>
          <table:table-cell table:formula="of:=[.E29]/[.D29]" office:value-type="float" office:value="3.58825079816596" calcext:value-type="float">
            <text:p>3.58825079816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cdnum</text:p>
          </table:table-cell>
          <table:table-cell office:value-type="float" office:value="5332" calcext:value-type="float">
            <text:p>5332</text:p>
          </table:table-cell>
          <table:table-cell office:value-type="float" office:value="19176" calcext:value-type="float">
            <text:p>19176</text:p>
          </table:table-cell>
          <table:table-cell table:formula="of:=[.E30]/[.D30]" office:value-type="float" office:value="3.59639909977494" calcext:value-type="float">
            <text:p>3.59639909977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enshtein</text:p>
          </table:table-cell>
          <table:table-cell office:value-type="float" office:value="5259690" calcext:value-type="float">
            <text:p>5259690</text:p>
          </table:table-cell>
          <table:table-cell office:value-type="float" office:value="20004537" calcext:value-type="float">
            <text:p>20004537</text:p>
          </table:table-cell>
          <table:table-cell table:formula="of:=[.E31]/[.D31]" office:value-type="float" office:value="3.80336806922081" calcext:value-type="float">
            <text:p>3.80336806922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dcmp</text:p>
          </table:table-cell>
          <table:table-cell office:value-type="float" office:value="2570006" calcext:value-type="float">
            <text:p>2570006</text:p>
          </table:table-cell>
          <table:table-cell office:value-type="float" office:value="10104630" calcext:value-type="float">
            <text:p>10104630</text:p>
          </table:table-cell>
          <table:table-cell table:formula="of:=[.E32]/[.D32]" office:value-type="float" office:value="3.93175346672342" calcext:value-type="float">
            <text:p>3.93175346672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mult-float</text:p>
          </table:table-cell>
          <table:table-cell office:value-type="float" office:value="26462246" calcext:value-type="float">
            <text:p>26462246</text:p>
          </table:table-cell>
          <table:table-cell office:value-type="float" office:value="103007035" calcext:value-type="float">
            <text:p>103007035</text:p>
          </table:table-cell>
          <table:table-cell table:formula="of:=[.E33]/[.D33]" office:value-type="float" office:value="3.89260363613882" calcext:value-type="float">
            <text:p>3.89260363613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mult-int</text:p>
          </table:table-cell>
          <table:table-cell office:value-type="float" office:value="32185476" calcext:value-type="float">
            <text:p>32185476</text:p>
          </table:table-cell>
          <table:table-cell office:value-type="float" office:value="113827636" calcext:value-type="float">
            <text:p>113827636</text:p>
          </table:table-cell>
          <table:table-cell table:formula="of:=[.E34]/[.D34]" office:value-type="float" office:value="3.5366149625999" calcext:value-type="float">
            <text:p>3.5366149625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gesort</text:p>
          </table:table-cell>
          <table:table-cell office:value-type="float" office:value="76319236" calcext:value-type="float">
            <text:p>76319236</text:p>
          </table:table-cell>
          <table:table-cell office:value-type="float" office:value="286238503" calcext:value-type="float">
            <text:p>286238503</text:p>
          </table:table-cell>
          <table:table-cell table:formula="of:=[.E35]/[.D35]" office:value-type="float" office:value="3.75054203896905" calcext:value-type="float">
            <text:p>3.75054203896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z</text:p>
          </table:table-cell>
          <table:table-cell office:value-type="float" office:value="23558658" calcext:value-type="float">
            <text:p>23558658</text:p>
          </table:table-cell>
          <table:table-cell office:value-type="float" office:value="101378342" calcext:value-type="float">
            <text:p>101378342</text:p>
          </table:table-cell>
          <table:table-cell table:formula="of:=[.E36]/[.D36]" office:value-type="float" office:value="4.30323076976626" calcext:value-type="float">
            <text:p>4.30323076976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ver</text:p>
          </table:table-cell>
          <table:table-cell office:value-type="float" office:value="1149204" calcext:value-type="float">
            <text:p>1149204</text:p>
          </table:table-cell>
          <table:table-cell office:value-type="float" office:value="4491063" calcext:value-type="float">
            <text:p>4491063</text:p>
          </table:table-cell>
          <table:table-cell table:formula="of:=[.E37]/[.D37]" office:value-type="float" office:value="3.90797717376549" calcext:value-type="float">
            <text:p>3.90797717376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es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5058783" calcext:value-type="float">
            <text:p>5058783</text:p>
          </table:table-cell>
          <table:table-cell table:formula="of:=[.E38]/[.D38]" office:value-type="float" office:value="4.45937990892214" calcext:value-type="float">
            <text:p>4.45937990892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tle-arcfour</text:p>
          </table:table-cell>
          <table:table-cell office:value-type="float" office:value="399368" calcext:value-type="float">
            <text:p>399368</text:p>
          </table:table-cell>
          <table:table-cell office:value-type="float" office:value="1739978" calcext:value-type="float">
            <text:p>1739978</text:p>
          </table:table-cell>
          <table:table-cell table:formula="of:=[.E39]/[.D39]" office:value-type="float" office:value="4.35682878948739" calcext:value-type="float">
            <text:p>4.35682878948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tle-cast128</text:p>
          </table:table-cell>
          <table:table-cell office:value-type="float" office:value="104664" calcext:value-type="float">
            <text:p>104664</text:p>
          </table:table-cell>
          <table:table-cell office:value-type="float" office:value="589421" calcext:value-type="float">
            <text:p>589421</text:p>
          </table:table-cell>
          <table:table-cell table:formula="of:=[.E40]/[.D40]" office:value-type="float" office:value="5.6315543071161" calcext:value-type="float">
            <text:p>5.6315543071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tle-des</text:p>
          </table:table-cell>
          <table:table-cell office:value-type="float" office:value="113368" calcext:value-type="float">
            <text:p>113368</text:p>
          </table:table-cell>
          <table:table-cell office:value-type="float" office:value="609917" calcext:value-type="float">
            <text:p>609917</text:p>
          </table:table-cell>
          <table:table-cell table:formula="of:=[.E41]/[.D41]" office:value-type="float" office:value="5.37997494883918" calcext:value-type="float">
            <text:p>5.37997494883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lib-exp</text:p>
          </table:table-cell>
          <table:table-cell office:value-type="float" office:value="1320288" calcext:value-type="float">
            <text:p>1320288</text:p>
          </table:table-cell>
          <table:table-cell office:value-type="float" office:value="5091241" calcext:value-type="float">
            <text:p>5091241</text:p>
          </table:table-cell>
          <table:table-cell table:formula="of:=[.E42]/[.D42]" office:value-type="float" office:value="3.85615941370368" calcext:value-type="float">
            <text:p>3.8561594137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lib-log</text:p>
          </table:table-cell>
          <table:table-cell office:value-type="float" office:value="1044" calcext:value-type="float">
            <text:p>1044</text:p>
          </table:table-cell>
          <table:table-cell office:value-type="float" office:value="4437" calcext:value-type="float">
            <text:p>4437</text:p>
          </table:table-cell>
          <table:table-cell table:formula="of:=[.E43]/[.D43]" office:value-type="float" office:value="4.25" calcext:value-type="float">
            <text:p>4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lib-mod</text:p>
          </table:table-cell>
          <table:table-cell office:value-type="float" office:value="4244" calcext:value-type="float">
            <text:p>4244</text:p>
          </table:table-cell>
          <table:table-cell office:value-type="float" office:value="16664" calcext:value-type="float">
            <text:p>16664</text:p>
          </table:table-cell>
          <table:table-cell table:formula="of:=[.E44]/[.D44]" office:value-type="float" office:value="3.92648444863336" calcext:value-type="float">
            <text:p>3.92648444863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lib-sqrt</text:p>
          </table:table-cell>
          <table:table-cell office:value-type="float" office:value="72820" calcext:value-type="float">
            <text:p>72820</text:p>
          </table:table-cell>
          <table:table-cell office:value-type="float" office:value="281783" calcext:value-type="float">
            <text:p>281783</text:p>
          </table:table-cell>
          <table:table-cell table:formula="of:=[.E45]/[.D45]" office:value-type="float" office:value="3.86958253227135" calcext:value-type="float">
            <text:p>3.86958253227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s</text:p>
          </table:table-cell>
          <table:table-cell office:value-type="float" office:value="564" calcext:value-type="float">
            <text:p>564</text:p>
          </table:table-cell>
          <table:table-cell office:value-type="float" office:value="1587" calcext:value-type="float">
            <text:p>1587</text:p>
          </table:table-cell>
          <table:table-cell table:formula="of:=[.E46]/[.D46]" office:value-type="float" office:value="2.81382978723404" calcext:value-type="float">
            <text:p>2.81382978723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sichneu</text:p>
          </table:table-cell>
          <table:table-cell office:value-type="float" office:value="192380" calcext:value-type="float">
            <text:p>192380</text:p>
          </table:table-cell>
          <table:table-cell office:value-type="float" office:value="696886" calcext:value-type="float">
            <text:p>696886</text:p>
          </table:table-cell>
          <table:table-cell table:formula="of:=[.E47]/[.D47]" office:value-type="float" office:value="3.62244516061961" calcext:value-type="float">
            <text:p>3.62244516061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cojpeg</text:p>
          </table:table-cell>
          <table:table-cell office:value-type="float" office:value="63739698" calcext:value-type="float">
            <text:p>63739698</text:p>
          </table:table-cell>
          <table:table-cell office:value-type="float" office:value="255066824" calcext:value-type="float">
            <text:p>255066824</text:p>
          </table:table-cell>
          <table:table-cell table:formula="of:=[.E48]/[.D48]" office:value-type="float" office:value="4.00169489350263" calcext:value-type="float">
            <text:p>4.00169489350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e</text:p>
          </table:table-cell>
          <table:table-cell office:value-type="float" office:value="3540826" calcext:value-type="float">
            <text:p>3540826</text:p>
          </table:table-cell>
          <table:table-cell office:value-type="float" office:value="12369482" calcext:value-type="float">
            <text:p>12369482</text:p>
          </table:table-cell>
          <table:table-cell table:formula="of:=[.E49]/[.D49]" office:value-type="float" office:value="3.49338883074175" calcext:value-type="float">
            <text:p>3.49338883074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rduino</text:p>
          </table:table-cell>
          <table:table-cell office:value-type="float" office:value="41439618" calcext:value-type="float">
            <text:p>41439618</text:p>
          </table:table-cell>
          <table:table-cell office:value-type="float" office:value="162687592" calcext:value-type="float">
            <text:p>162687592</text:p>
          </table:table-cell>
          <table:table-cell table:formula="of:=[.E50]/[.D50]" office:value-type="float" office:value="3.92589506978563" calcext:value-type="float">
            <text:p>3.92589506978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sort</text:p>
          </table:table-cell>
          <table:table-cell office:value-type="float" office:value="98464" calcext:value-type="float">
            <text:p>98464</text:p>
          </table:table-cell>
          <table:table-cell office:value-type="float" office:value="402936" calcext:value-type="float">
            <text:p>402936</text:p>
          </table:table-cell>
          <table:table-cell table:formula="of:=[.E51]/[.D51]" office:value-type="float" office:value="4.09221644458889" calcext:value-type="float">
            <text:p>4.0922164445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rt</text:p>
          </table:table-cell>
          <table:table-cell office:value-type="float" office:value="2083204" calcext:value-type="float">
            <text:p>2083204</text:p>
          </table:table-cell>
          <table:table-cell office:value-type="float" office:value="7954775" calcext:value-type="float">
            <text:p>7954775</text:p>
          </table:table-cell>
          <table:table-cell table:formula="of:=[.E52]/[.D52]" office:value-type="float" office:value="3.81852905428369" calcext:value-type="float">
            <text:p>3.81852905428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ursion</text:p>
          </table:table-cell>
          <table:table-cell office:value-type="float" office:value="64436" calcext:value-type="float">
            <text:p>64436</text:p>
          </table:table-cell>
          <table:table-cell office:value-type="float" office:value="274697" calcext:value-type="float">
            <text:p>274697</text:p>
          </table:table-cell>
          <table:table-cell table:formula="of:=[.E53]/[.D53]" office:value-type="float" office:value="4.26309826804892" calcext:value-type="float">
            <text:p>4.26309826804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float" office:value="106708" calcext:value-type="float">
            <text:p>106708</text:p>
          </table:table-cell>
          <table:table-cell office:value-type="float" office:value="451384" calcext:value-type="float">
            <text:p>451384</text:p>
          </table:table-cell>
          <table:table-cell table:formula="of:=[.E54]/[.D54]" office:value-type="float" office:value="4.23008584173633" calcext:value-type="float">
            <text:p>4.230085841736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arraybinsearch</text:p>
          </table:table-cell>
          <table:table-cell office:value-type="float" office:value="253504" calcext:value-type="float">
            <text:p>253504</text:p>
          </table:table-cell>
          <table:table-cell office:value-type="float" office:value="955737" calcext:value-type="float">
            <text:p>955737</text:p>
          </table:table-cell>
          <table:table-cell table:formula="of:=[.E55]/[.D55]" office:value-type="float" office:value="3.77010619161828" calcext:value-type="float">
            <text:p>3.77010619161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arrayheapsort</text:p>
          </table:table-cell>
          <table:table-cell office:value-type="float" office:value="599476" calcext:value-type="float">
            <text:p>599476</text:p>
          </table:table-cell>
          <table:table-cell office:value-type="float" office:value="2602333" calcext:value-type="float">
            <text:p>2602333</text:p>
          </table:table-cell>
          <table:table-cell table:formula="of:=[.E56]/[.D56]" office:value-type="float" office:value="4.34101281786093" calcext:value-type="float">
            <text:p>4.34101281786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arrayquicksort</text:p>
          </table:table-cell>
          <table:table-cell office:value-type="float" office:value="324614" calcext:value-type="float">
            <text:p>324614</text:p>
          </table:table-cell>
          <table:table-cell office:value-type="float" office:value="1299584" calcext:value-type="float">
            <text:p>1299584</text:p>
          </table:table-cell>
          <table:table-cell table:formula="of:=[.E57]/[.D57]" office:value-type="float" office:value="4.00347489633842" calcext:value-type="float">
            <text:p>4.00347489633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dllist</text:p>
          </table:table-cell>
          <table:table-cell office:value-type="float" office:value="1310588" calcext:value-type="float">
            <text:p>1310588</text:p>
          </table:table-cell>
          <table:table-cell office:value-type="float" office:value="5594394" calcext:value-type="float">
            <text:p>5594394</text:p>
          </table:table-cell>
          <table:table-cell table:formula="of:=[.E58]/[.D58]" office:value-type="float" office:value="4.26861378251594" calcext:value-type="float">
            <text:p>4.26861378251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hashtable</text:p>
          </table:table-cell>
          <table:table-cell office:value-type="float" office:value="1253980" calcext:value-type="float">
            <text:p>1253980</text:p>
          </table:table-cell>
          <table:table-cell office:value-type="float" office:value="5501259" calcext:value-type="float">
            <text:p>5501259</text:p>
          </table:table-cell>
          <table:table-cell table:formula="of:=[.E59]/[.D59]" office:value-type="float" office:value="4.38703886824351" calcext:value-type="float">
            <text:p>4.38703886824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listinsertsort</text:p>
          </table:table-cell>
          <table:table-cell office:value-type="float" office:value="1622070" calcext:value-type="float">
            <text:p>1622070</text:p>
          </table:table-cell>
          <table:table-cell office:value-type="float" office:value="6380095" calcext:value-type="float">
            <text:p>6380095</text:p>
          </table:table-cell>
          <table:table-cell table:formula="of:=[.E60]/[.D60]" office:value-type="float" office:value="3.93330435801168" calcext:value-type="float">
            <text:p>3.93330435801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listsort</text:p>
          </table:table-cell>
          <table:table-cell office:value-type="float" office:value="1075122" calcext:value-type="float">
            <text:p>1075122</text:p>
          </table:table-cell>
          <table:table-cell office:value-type="float" office:value="4591070" calcext:value-type="float">
            <text:p>4591070</text:p>
          </table:table-cell>
          <table:table-cell table:formula="of:=[.E61]/[.D61]" office:value-type="float" office:value="4.27027816378048" calcext:value-type="float">
            <text:p>4.27027816378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queue</text:p>
          </table:table-cell>
          <table:table-cell office:value-type="float" office:value="904870" calcext:value-type="float">
            <text:p>904870</text:p>
          </table:table-cell>
          <table:table-cell office:value-type="float" office:value="3707654" calcext:value-type="float">
            <text:p>3707654</text:p>
          </table:table-cell>
          <table:table-cell table:formula="of:=[.E62]/[.D62]" office:value-type="float" office:value="4.09744383171063" calcext:value-type="float">
            <text:p>4.09744383171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lib-rbtree</text:p>
          </table:table-cell>
          <table:table-cell office:value-type="float" office:value="2584746" calcext:value-type="float">
            <text:p>2584746</text:p>
          </table:table-cell>
          <table:table-cell office:value-type="float" office:value="11165517" calcext:value-type="float">
            <text:p>11165517</text:p>
          </table:table-cell>
          <table:table-cell table:formula="of:=[.E63]/[.D63]" office:value-type="float" office:value="4.31977339359457" calcext:value-type="float">
            <text:p>4.31977339359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re</text:p>
          </table:table-cell>
          <table:table-cell office:value-type="float" office:value="978156" calcext:value-type="float">
            <text:p>978156</text:p>
          </table:table-cell>
          <table:table-cell office:value-type="float" office:value="4105812" calcext:value-type="float">
            <text:p>4105812</text:p>
          </table:table-cell>
          <table:table-cell table:formula="of:=[.E64]/[.D64]" office:value-type="float" office:value="4.19750223890668" calcext:value-type="float">
            <text:p>4.19750223890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</text:p>
          </table:table-cell>
          <table:table-cell office:value-type="float" office:value="60861940" calcext:value-type="float">
            <text:p>60861940</text:p>
          </table:table-cell>
          <table:table-cell office:value-type="float" office:value="227666849" calcext:value-type="float">
            <text:p>227666849</text:p>
          </table:table-cell>
          <table:table-cell table:formula="of:=[.E65]/[.D65]" office:value-type="float" office:value="3.74070969476162" calcext:value-type="float">
            <text:p>3.74070969476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mate</text:p>
          </table:table-cell>
          <table:table-cell office:value-type="float" office:value="32116" calcext:value-type="float">
            <text:p>32116</text:p>
          </table:table-cell>
          <table:table-cell office:value-type="float" office:value="158677" calcext:value-type="float">
            <text:p>158677</text:p>
          </table:table-cell>
          <table:table-cell table:formula="of:=[.E66]/[.D66]" office:value-type="float" office:value="4.94074604558476" calcext:value-type="float">
            <text:p>4.94074604558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b_perlin</text:p>
          </table:table-cell>
          <table:table-cell office:value-type="float" office:value="61447600" calcext:value-type="float">
            <text:p>61447600</text:p>
          </table:table-cell>
          <table:table-cell office:value-type="float" office:value="256607342" calcext:value-type="float">
            <text:p>256607342</text:p>
          </table:table-cell>
          <table:table-cell table:formula="of:=[.E67]/[.D67]" office:value-type="float" office:value="4.17603522350751" calcext:value-type="float">
            <text:p>4.17603522350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ngsearch1</text:p>
          </table:table-cell>
          <table:table-cell office:value-type="float" office:value="209884" calcext:value-type="float">
            <text:p>209884</text:p>
          </table:table-cell>
          <table:table-cell office:value-type="float" office:value="767312" calcext:value-type="float">
            <text:p>767312</text:p>
          </table:table-cell>
          <table:table-cell table:formula="of:=[.E68]/[.D68]" office:value-type="float" office:value="3.65588610851709" calcext:value-type="float">
            <text:p>3.65588610851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str</text:p>
          </table:table-cell>
          <table:table-cell office:value-type="float" office:value="26484" calcext:value-type="float">
            <text:p>26484</text:p>
          </table:table-cell>
          <table:table-cell office:value-type="float" office:value="98000" calcext:value-type="float">
            <text:p>98000</text:p>
          </table:table-cell>
          <table:table-cell table:formula="of:=[.E69]/[.D69]" office:value-type="float" office:value="3.70034737954992" calcext:value-type="float">
            <text:p>3.70034737954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ai</text:p>
          </table:table-cell>
          <table:table-cell office:value-type="float" office:value="19988" calcext:value-type="float">
            <text:p>19988</text:p>
          </table:table-cell>
          <table:table-cell office:value-type="float" office:value="94774" calcext:value-type="float">
            <text:p>94774</text:p>
          </table:table-cell>
          <table:table-cell table:formula="of:=[.E70]/[.D70]" office:value-type="float" office:value="4.74154492695617" calcext:value-type="float">
            <text:p>4.74154492695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ate</text:p>
          </table:table-cell>
          <table:table-cell office:value-type="float" office:value="564" calcext:value-type="float">
            <text:p>564</text:p>
          </table:table-cell>
          <table:table-cell office:value-type="float" office:value="1587" calcext:value-type="float">
            <text:p>1587</text:p>
          </table:table-cell>
          <table:table-cell table:formula="of:=[.E71]/[.D71]" office:value-type="float" office:value="2.81382978723404" calcext:value-type="float">
            <text:p>2.81382978723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o-snprintf</text:p>
          </table:table-cell>
          <table:table-cell office:value-type="float" office:value="600954" calcext:value-type="float">
            <text:p>600954</text:p>
          </table:table-cell>
          <table:table-cell office:value-type="float" office:value="2396931" calcext:value-type="float">
            <text:p>2396931</text:p>
          </table:table-cell>
          <table:table-cell table:formula="of:=[.E72]/[.D72]" office:value-type="float" office:value="3.9885432162861" calcext:value-type="float">
            <text:p>3.9885432162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o-sscanf</text:p>
          </table:table-cell>
          <table:table-cell office:value-type="float" office:value="543660" calcext:value-type="float">
            <text:p>543660</text:p>
          </table:table-cell>
          <table:table-cell office:value-type="float" office:value="2169862" calcext:value-type="float">
            <text:p>2169862</text:p>
          </table:table-cell>
          <table:table-cell table:formula="of:=[.E73]/[.D73]" office:value-type="float" office:value="3.99121141890152" calcext:value-type="float">
            <text:p>3.99121141890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172540" calcext:value-type="float">
            <text:p>172540</text:p>
          </table:table-cell>
          <table:table-cell office:value-type="float" office:value="697413" calcext:value-type="float">
            <text:p>697413</text:p>
          </table:table-cell>
          <table:table-cell table:formula="of:=[.E74]/[.D74]" office:value-type="float" office:value="4.04203662918744" calcext:value-type="float">
            <text:p>4.042036629187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formula="of:=AVERAGE([.F5:.F74])" office:value-type="float" office:value="3.97610512919575" calcext:value-type="float">
            <text:p>3.97610512919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mean:</text:p>
          </table:table-cell>
          <table:table-cell table:formula="of:=GEOMEAN([.F5:.F74])" office:value-type="float" office:value="3.94588620405686" calcext:value-type="float">
            <text:p>3.94588620405686</text:p>
          </table:table-cell>
        </table:table-row>
      </table:table>
      <table:table table:name="Raw data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RI5CY cycles</text:p>
          </table:table-cell>
          <table:table-cell office:value-type="string" calcext:value-type="string">
            <text:p>RI5CY exit</text:p>
          </table:table-cell>
          <table:table-cell/>
          <table:table-cell office:value-type="string" calcext:value-type="string">
            <text:p>PicoRV32 cycles</text:p>
          </table:table-cell>
          <table:table-cell office:value-type="string" calcext:value-type="string">
            <text:p>Picorv32 exit</text:p>
          </table:table-cell>
        </table:table-row>
        <table:table-row table:style-name="ro1">
          <table:table-cell/>
          <table:table-cell office:value-type="string" calcext:value-type="string">
            <text:p>aha-compress</text:p>
          </table:table-cell>
          <table:table-cell office:value-type="float" office:value="517868" calcext:value-type="float">
            <text:p>517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a-compress</text:p>
          </table:table-cell>
          <table:table-cell office:value-type="float" office:value="2078572" calcext:value-type="float">
            <text:p>207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ha-mont64</text:p>
          </table:table-cell>
          <table:table-cell office:value-type="float" office:value="1090474" calcext:value-type="float">
            <text:p>1090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a-mont64</text:p>
          </table:table-cell>
          <table:table-cell office:value-type="float" office:value="4667430" calcext:value-type="float">
            <text:p>4667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bblesort</text:p>
          </table:table-cell>
          <table:table-cell office:value-type="float" office:value="1991326" calcext:value-type="float">
            <text:p>1991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bblesort</text:p>
          </table:table-cell>
          <table:table-cell office:value-type="float" office:value="9023266" calcext:value-type="float">
            <text:p>902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float" office:value="409834" calcext:value-type="float">
            <text:p>409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</text:p>
          </table:table-cell>
          <table:table-cell office:value-type="float" office:value="1464141" calcext:value-type="float">
            <text:p>1464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ress</text:p>
          </table:table-cell>
          <table:table-cell office:value-type="float" office:value="95800" calcext:value-type="float">
            <text:p>9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</text:p>
          </table:table-cell>
          <table:table-cell office:value-type="float" office:value="485227" calcext:value-type="float">
            <text:p>485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ver</text:p>
          </table:table-cell>
          <table:table-cell office:value-type="float" office:value="34356" calcext:value-type="float">
            <text:p>34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ver</text:p>
          </table:table-cell>
          <table:table-cell office:value-type="float" office:value="114872" calcext:value-type="float">
            <text:p>11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float" office:value="83610" calcext:value-type="float">
            <text:p>83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</text:p>
          </table:table-cell>
          <table:table-cell office:value-type="float" office:value="376034" calcext:value-type="float">
            <text:p>37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c32</text:p>
          </table:table-cell>
          <table:table-cell office:value-type="float" office:value="34113964" calcext:value-type="float">
            <text:p>34113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32</text:p>
          </table:table-cell>
          <table:table-cell office:value-type="float" office:value="124210743" calcext:value-type="float">
            <text:p>124210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tl-stack</text:p>
          </table:table-cell>
          <table:table-cell office:value-type="float" office:value="781692" calcext:value-type="float">
            <text:p>781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l-stack</text:p>
          </table:table-cell>
          <table:table-cell office:value-type="float" office:value="2981714" calcext:value-type="float">
            <text:p>298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tl-string</text:p>
          </table:table-cell>
          <table:table-cell office:value-type="float" office:value="316422" calcext:value-type="float">
            <text:p>316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l-string</text:p>
          </table:table-cell>
          <table:table-cell office:value-type="float" office:value="1272133" calcext:value-type="float">
            <text:p>127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tl-vector</text:p>
          </table:table-cell>
          <table:table-cell office:value-type="float" office:value="864792" calcext:value-type="float">
            <text:p>864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l-vector</text:p>
          </table:table-cell>
          <table:table-cell office:value-type="float" office:value="3623881" calcext:value-type="float">
            <text:p>3623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ubic</text:p>
          </table:table-cell>
          <table:table-cell office:value-type="float" office:value="130936906" calcext:value-type="float">
            <text:p>130936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float" office:value="31301096" calcext:value-type="float">
            <text:p>3130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jkstra</text:p>
          </table:table-cell>
          <table:table-cell office:value-type="float" office:value="137903616" calcext:value-type="float">
            <text:p>137903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toa</text:p>
          </table:table-cell>
          <table:table-cell office:value-type="float" office:value="917708" calcext:value-type="float">
            <text:p>917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toa</text:p>
          </table:table-cell>
          <table:table-cell office:value-type="float" office:value="3537371" calcext:value-type="float">
            <text:p>3537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uff</text:p>
          </table:table-cell>
          <table:table-cell office:value-type="float" office:value="27156" calcext:value-type="float">
            <text:p>27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ff</text:p>
          </table:table-cell>
          <table:table-cell office:value-type="float" office:value="109413" calcext:value-type="float">
            <text:p>109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n</text:p>
          </table:table-cell>
          <table:table-cell office:value-type="float" office:value="40008730" calcext:value-type="float">
            <text:p>40008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</text:p>
          </table:table-cell>
          <table:table-cell office:value-type="float" office:value="140199290" calcext:value-type="float">
            <text:p>140199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pint</text:p>
          </table:table-cell>
          <table:table-cell office:value-type="float" office:value="288480" calcext:value-type="float">
            <text:p>288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int</text:p>
          </table:table-cell>
          <table:table-cell office:value-type="float" office:value="960568" calcext:value-type="float">
            <text:p>96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55924" calcext:value-type="float">
            <text:p>5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</text:p>
          </table:table-cell>
          <table:table-cell office:value-type="float" office:value="198231" calcext:value-type="float">
            <text:p>198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sta</text:p>
          </table:table-cell>
          <table:table-cell office:value-type="float" office:value="73366522" calcext:value-type="float">
            <text:p>73366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a</text:p>
          </table:table-cell>
          <table:table-cell office:value-type="float" office:value="255709181" calcext:value-type="float">
            <text:p>25570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dct</text:p>
          </table:table-cell>
          <table:table-cell office:value-type="float" office:value="1174260" calcext:value-type="float">
            <text:p>1174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t</text:p>
          </table:table-cell>
          <table:table-cell office:value-type="float" office:value="4226667" calcext:value-type="float">
            <text:p>422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bcall</text:p>
          </table:table-cell>
          <table:table-cell office:value-type="float" office:value="7092" calcext:value-type="float">
            <text:p>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call</text:p>
          </table:table-cell>
          <table:table-cell office:value-type="float" office:value="23261" calcext:value-type="float">
            <text:p>2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r</text:p>
          </table:table-cell>
          <table:table-cell office:value-type="float" office:value="41955090" calcext:value-type="float">
            <text:p>41955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</text:p>
          </table:table-cell>
          <table:table-cell office:value-type="float" office:value="153853904" calcext:value-type="float">
            <text:p>153853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ac</text:p>
          </table:table-cell>
          <table:table-cell office:value-type="float" office:value="20338802" calcext:value-type="float">
            <text:p>20338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c</text:p>
          </table:table-cell>
          <table:table-cell office:value-type="float" office:value="76569718" calcext:value-type="float">
            <text:p>76569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uffbench</text:p>
          </table:table-cell>
          <table:table-cell office:value-type="float" office:value="22759138" calcext:value-type="float">
            <text:p>22759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ffbench</text:p>
          </table:table-cell>
          <table:table-cell office:value-type="float" office:value="85978063" calcext:value-type="float">
            <text:p>85978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ertsort</text:p>
          </table:table-cell>
          <table:table-cell office:value-type="float" office:value="14516" calcext:value-type="float">
            <text:p>14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sort</text:p>
          </table:table-cell>
          <table:table-cell office:value-type="float" office:value="60136" calcext:value-type="float">
            <text:p>6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nne_complex</text:p>
          </table:table-cell>
          <table:table-cell office:value-type="float" office:value="8372" calcext:value-type="float">
            <text:p>8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ne_complex</text:p>
          </table:table-cell>
          <table:table-cell office:value-type="float" office:value="25671" calcext:value-type="float">
            <text:p>25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fdctint</text:p>
          </table:table-cell>
          <table:table-cell office:value-type="float" office:value="1407602" calcext:value-type="float">
            <text:p>1407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fdctint</text:p>
          </table:table-cell>
          <table:table-cell office:value-type="float" office:value="5050829" calcext:value-type="float">
            <text:p>505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dnum</text:p>
          </table:table-cell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num</text:p>
          </table:table-cell>
          <table:table-cell office:value-type="float" office:value="19176" calcext:value-type="float">
            <text:p>19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evenshtein</text:p>
          </table:table-cell>
          <table:table-cell office:value-type="float" office:value="5259690" calcext:value-type="float">
            <text:p>525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enshtein</text:p>
          </table:table-cell>
          <table:table-cell office:value-type="float" office:value="20004537" calcext:value-type="float">
            <text:p>20004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udcmp</text:p>
          </table:table-cell>
          <table:table-cell office:value-type="float" office:value="2570006" calcext:value-type="float">
            <text:p>257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dcmp</text:p>
          </table:table-cell>
          <table:table-cell office:value-type="float" office:value="10104630" calcext:value-type="float">
            <text:p>1010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tmult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matmult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matmult-float</text:p>
          </table:table-cell>
          <table:table-cell office:value-type="float" office:value="26462246" calcext:value-type="float">
            <text:p>26462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mult-float</text:p>
          </table:table-cell>
          <table:table-cell office:value-type="float" office:value="103007035" calcext:value-type="float">
            <text:p>103007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tmult-int</text:p>
          </table:table-cell>
          <table:table-cell office:value-type="float" office:value="32185476" calcext:value-type="float">
            <text:p>3218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mult-int</text:p>
          </table:table-cell>
          <table:table-cell office:value-type="float" office:value="113827636" calcext:value-type="float">
            <text:p>11382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esort</text:p>
          </table:table-cell>
          <table:table-cell office:value-type="float" office:value="76319236" calcext:value-type="float">
            <text:p>76319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float" office:value="286238503" calcext:value-type="float">
            <text:p>286238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iz</text:p>
          </table:table-cell>
          <table:table-cell office:value-type="float" office:value="23558658" calcext:value-type="float">
            <text:p>23558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z</text:p>
          </table:table-cell>
          <table:table-cell office:value-type="float" office:value="101378342" calcext:value-type="float">
            <text:p>101378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ver</text:p>
          </table:table-cell>
          <table:table-cell office:value-type="float" office:value="1149204" calcext:value-type="float">
            <text:p>1149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ver</text:p>
          </table:table-cell>
          <table:table-cell office:value-type="float" office:value="4491063" calcext:value-type="float">
            <text:p>449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body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nbody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des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es</text:p>
          </table:table-cell>
          <table:table-cell office:value-type="float" office:value="5058783" calcext:value-type="float">
            <text:p>505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ttle-arcfour</text:p>
          </table:table-cell>
          <table:table-cell office:value-type="float" office:value="399368" calcext:value-type="float">
            <text:p>399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tle-arcfour</text:p>
          </table:table-cell>
          <table:table-cell office:value-type="float" office:value="1739978" calcext:value-type="float">
            <text:p>173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ttle-cast128</text:p>
          </table:table-cell>
          <table:table-cell office:value-type="float" office:value="104664" calcext:value-type="float">
            <text:p>104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tle-cast128</text:p>
          </table:table-cell>
          <table:table-cell office:value-type="float" office:value="589421" calcext:value-type="float">
            <text:p>589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ttle-des</text:p>
          </table:table-cell>
          <table:table-cell office:value-type="float" office:value="113368" calcext:value-type="float">
            <text:p>113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tle-des</text:p>
          </table:table-cell>
          <table:table-cell office:value-type="float" office:value="609917" calcext:value-type="float">
            <text:p>60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ttle-md5</text:p>
          </table:table-cell>
          <table:table-cell office:value-type="float" office:value="30324" calcext:value-type="float">
            <text:p>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tle-md5</text:p>
          </table:table-cell>
          <table:table-cell office:value-type="float" office:value="146826" calcext:value-type="float">
            <text:p>146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lib-exp</text:p>
          </table:table-cell>
          <table:table-cell office:value-type="float" office:value="1320288" calcext:value-type="float">
            <text:p>1320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lib-exp</text:p>
          </table:table-cell>
          <table:table-cell office:value-type="float" office:value="5091241" calcext:value-type="float">
            <text:p>509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lib-log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lib-log</text:p>
          </table:table-cell>
          <table:table-cell office:value-type="float" office:value="4437" calcext:value-type="float">
            <text:p>4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lib-mod</text:p>
          </table:table-cell>
          <table:table-cell office:value-type="float" office:value="4244" calcext:value-type="float">
            <text:p>4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lib-mod</text:p>
          </table:table-cell>
          <table:table-cell office:value-type="float" office:value="16664" calcext:value-type="float">
            <text:p>16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lib-sqrt</text:p>
          </table:table-cell>
          <table:table-cell office:value-type="float" office:value="72820" calcext:value-type="float">
            <text:p>72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lib-sqrt</text:p>
          </table:table-cell>
          <table:table-cell office:value-type="float" office:value="281783" calcext:value-type="float">
            <text:p>28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sichneu</text:p>
          </table:table-cell>
          <table:table-cell office:value-type="float" office:value="192380" calcext:value-type="float">
            <text:p>192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ichneu</text:p>
          </table:table-cell>
          <table:table-cell office:value-type="float" office:value="696886" calcext:value-type="float">
            <text:p>696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cojpeg</text:p>
          </table:table-cell>
          <table:table-cell office:value-type="float" office:value="63739698" calcext:value-type="float">
            <text:p>63739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jpeg</text:p>
          </table:table-cell>
          <table:table-cell office:value-type="float" office:value="255066824" calcext:value-type="float">
            <text:p>255066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float" office:value="3540826" calcext:value-type="float">
            <text:p>3540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</text:p>
          </table:table-cell>
          <table:table-cell office:value-type="float" office:value="12369482" calcext:value-type="float">
            <text:p>1236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rduino</text:p>
          </table:table-cell>
          <table:table-cell office:value-type="float" office:value="41439618" calcext:value-type="float">
            <text:p>41439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rduino</text:p>
          </table:table-cell>
          <table:table-cell office:value-type="float" office:value="162687592" calcext:value-type="float">
            <text:p>16268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float" office:value="98464" calcext:value-type="float">
            <text:p>98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sort</text:p>
          </table:table-cell>
          <table:table-cell office:value-type="float" office:value="402936" calcext:value-type="float">
            <text:p>40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urt</text:p>
          </table:table-cell>
          <table:table-cell office:value-type="float" office:value="2083204" calcext:value-type="float">
            <text:p>2083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rt</text:p>
          </table:table-cell>
          <table:table-cell office:value-type="float" office:value="7954775" calcext:value-type="float">
            <text:p>7954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ursion</text:p>
          </table:table-cell>
          <table:table-cell office:value-type="float" office:value="64436" calcext:value-type="float">
            <text:p>64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ursion</text:p>
          </table:table-cell>
          <table:table-cell office:value-type="float" office:value="274697" calcext:value-type="float">
            <text:p>27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jndael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rijndael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select</text:p>
          </table:table-cell>
          <table:table-cell office:value-type="float" office:value="106708" calcext:value-type="float">
            <text:p>106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451384" calcext:value-type="float">
            <text:p>45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arraybinsearch</text:p>
          </table:table-cell>
          <table:table-cell office:value-type="float" office:value="253504" calcext:value-type="float">
            <text:p>253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arraybinsearch</text:p>
          </table:table-cell>
          <table:table-cell office:value-type="float" office:value="955737" calcext:value-type="float">
            <text:p>95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arrayheapsort</text:p>
          </table:table-cell>
          <table:table-cell office:value-type="float" office:value="599476" calcext:value-type="float">
            <text:p>59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arrayheapsort</text:p>
          </table:table-cell>
          <table:table-cell office:value-type="float" office:value="2602333" calcext:value-type="float">
            <text:p>260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arrayquicksort</text:p>
          </table:table-cell>
          <table:table-cell office:value-type="float" office:value="324614" calcext:value-type="float">
            <text:p>324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arrayquicksort</text:p>
          </table:table-cell>
          <table:table-cell office:value-type="float" office:value="1299584" calcext:value-type="float">
            <text:p>1299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arraysort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sglib-arraysort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sglib-dllist</text:p>
          </table:table-cell>
          <table:table-cell office:value-type="float" office:value="1310588" calcext:value-type="float">
            <text:p>131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dllist</text:p>
          </table:table-cell>
          <table:table-cell office:value-type="float" office:value="5594394" calcext:value-type="float">
            <text:p>5594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hashtable</text:p>
          </table:table-cell>
          <table:table-cell office:value-type="float" office:value="1253980" calcext:value-type="float">
            <text:p>1253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hashtable</text:p>
          </table:table-cell>
          <table:table-cell office:value-type="float" office:value="5501259" calcext:value-type="float">
            <text:p>550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listinsertsort</text:p>
          </table:table-cell>
          <table:table-cell office:value-type="float" office:value="1622070" calcext:value-type="float">
            <text:p>1622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listinsertsort</text:p>
          </table:table-cell>
          <table:table-cell office:value-type="float" office:value="6380095" calcext:value-type="float">
            <text:p>638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listsort</text:p>
          </table:table-cell>
          <table:table-cell office:value-type="float" office:value="1075122" calcext:value-type="float">
            <text:p>1075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listsort</text:p>
          </table:table-cell>
          <table:table-cell office:value-type="float" office:value="4591070" calcext:value-type="float">
            <text:p>459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queue</text:p>
          </table:table-cell>
          <table:table-cell office:value-type="float" office:value="904870" calcext:value-type="float">
            <text:p>904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queue</text:p>
          </table:table-cell>
          <table:table-cell office:value-type="float" office:value="3707654" calcext:value-type="float">
            <text:p>370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glib-rbtree</text:p>
          </table:table-cell>
          <table:table-cell office:value-type="float" office:value="2584746" calcext:value-type="float">
            <text:p>2584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lib-rbtree</text:p>
          </table:table-cell>
          <table:table-cell office:value-type="float" office:value="11165517" calcext:value-type="float">
            <text:p>1116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lre</text:p>
          </table:table-cell>
          <table:table-cell office:value-type="float" office:value="978156" calcext:value-type="float">
            <text:p>978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</text:p>
          </table:table-cell>
          <table:table-cell office:value-type="float" office:value="4105812" calcext:value-type="float">
            <text:p>4105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office:value-type="float" office:value="174607582" calcext:value-type="float">
            <text:p>174607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rt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60861940" calcext:value-type="float">
            <text:p>60861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</text:p>
          </table:table-cell>
          <table:table-cell office:value-type="float" office:value="227666849" calcext:value-type="float">
            <text:p>22766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temate</text:p>
          </table:table-cell>
          <table:table-cell office:value-type="float" office:value="32116" calcext:value-type="float">
            <text:p>32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emate</text:p>
          </table:table-cell>
          <table:table-cell office:value-type="float" office:value="158677" calcext:value-type="float">
            <text:p>15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b_perlin</text:p>
          </table:table-cell>
          <table:table-cell office:value-type="float" office:value="61447600" calcext:value-type="float">
            <text:p>6144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_perlin</text:p>
          </table:table-cell>
          <table:table-cell office:value-type="float" office:value="256607342" calcext:value-type="float">
            <text:p>25660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search1</text:p>
          </table:table-cell>
          <table:table-cell office:value-type="float" office:value="209884" calcext:value-type="float">
            <text:p>209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search1</text:p>
          </table:table-cell>
          <table:table-cell office:value-type="float" office:value="767312" calcext:value-type="float">
            <text:p>76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office:value-type="float" office:value="26484" calcext:value-type="float">
            <text:p>26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str</text:p>
          </table:table-cell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rai</text:p>
          </table:table-cell>
          <table:table-cell office:value-type="float" office:value="19988" calcext:value-type="float">
            <text:p>1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ai</text:p>
          </table:table-cell>
          <table:table-cell office:value-type="float" office:value="94774" calcext:value-type="float">
            <text:p>9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io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trio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trio-snprintf</text:p>
          </table:table-cell>
          <table:table-cell office:value-type="float" office:value="600954" calcext:value-type="float">
            <text:p>600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o-snprintf</text:p>
          </table:table-cell>
          <table:table-cell office:value-type="float" office:value="2396931" calcext:value-type="float">
            <text:p>2396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io-sscanf</text:p>
          </table:table-cell>
          <table:table-cell office:value-type="float" office:value="543660" calcext:value-type="float">
            <text:p>54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o-sscanf</text:p>
          </table:table-cell>
          <table:table-cell office:value-type="float" office:value="2169862" calcext:value-type="float">
            <text:p>2169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d</text:p>
          </table:table-cell>
          <table:table-cell office:value-type="float" office:value="172540" calcext:value-type="float">
            <text:p>17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d</text:p>
          </table:table-cell>
          <table:table-cell office:value-type="float" office:value="697413" calcext:value-type="float">
            <text:p>697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hetstone</text:p>
          </table:table-cell>
          <table:table-cell office:value-type="float" office:value="189130592" calcext:value-type="float">
            <text:p>18913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tstone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ikisort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wikisort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Markall</meta:initial-creator>
    <meta:creation-date>2017-09-07T16:21:50.986840484</meta:creation-date>
    <dc:date>2017-09-07T21:03:10.559878449</dc:date>
    <dc:creator>Graham Markall</dc:creator>
    <meta:editing-duration>PT4H23M55S</meta:editing-duration>
    <meta:editing-cycles>3</meta:editing-cycles>
    <meta:generator>LibreOffice/5.2.7.2$Linux_X86_64 LibreOffice_project/20$Build-2</meta:generator>
    <meta:document-statistic meta:table-count="2" meta:cell-count="7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4.201cm" style:legend-expansion="high" chart:style-name="ch2"/>
        <chart:plot-area chart:style-name="ch3" table:cell-range-address="Processed.C4:Processed.C74 Processed.F4:Processed.F74" chart:data-source-has-labels="both" svg:x="0.32cm" svg:y="0.18cm" svg:width="11.245cm" svg:height="8.64cm">
          <chartooo:coordinate-region svg:x="1.431cm" svg:y="0.18cm" svg:width="9.643cm" svg:height="5.797cm"/>
          <chart:axis chart:dimension="x" chart:name="primary-x" chart:style-name="ch4" chartooo:axis-type="auto">
            <chartooo:date-scale/>
            <chart:categories table:cell-range-address="Processed.C5:Processed.C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cessed.F5:Processed.F74" chart:label-cell-address="Processed.F4:Processed.F4" chart:class="chart:bar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coRV32:RI5CY ratio</text:p>
                <draw:g>
                  <svg:desc>Processed.F4:Processed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Processed.C5:Processed.C74</svg:desc>
                </draw:g>
              </table:table-cell>
              <table:table-cell office:value-type="float" office:value="4.01371005738914">
                <text:p>4.01371005738914</text:p>
                <draw:g>
                  <svg:desc>Processed.F5:Processed.F74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4.28018458028344">
                <text:p>4.28018458028344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3.46519524617997">
                <text:p>3.46519524617997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4.53128518384232">
                <text:p>4.531285183842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252204551111">
                <text:p>3.57252204551111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5.065">
                <text:p>5.065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.34357899639073">
                <text:p>3.34357899639073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4.49747637842363">
                <text:p>4.49747637842363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3.81443586476515">
                <text:p>3.81443586476515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4.02036836882391">
                <text:p>4.02036836882391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.19046545296441">
                <text:p>4.19046545296441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4.40571205557786">
                <text:p>4.40571205557786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3.8545713887206">
                <text:p>3.8545713887206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4.02905435262925">
                <text:p>4.02905435262925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.50421745454055">
                <text:p>3.50421745454055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.32975596228508">
                <text:p>3.32975596228508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3.54464988198269">
                <text:p>3.54464988198269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3.48536599567852">
                <text:p>3.48536599567852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3.27989283699944">
                <text:p>3.279892836999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.66710937814697">
                <text:p>3.66710937814697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3.76471131387188">
                <text:p>3.76471131387188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3.77773811117099">
                <text:p>3.77773811117099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4.1427390465693">
                <text:p>4.1427390465693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3.06629240324893">
                <text:p>3.06629240324893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3.58825079816596">
                <text:p>3.58825079816596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3.59639909977494">
                <text:p>3.5963990997749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3.80336806922081">
                <text:p>3.8033680692208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3.93175346672342">
                <text:p>3.93175346672342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.89260363613882">
                <text:p>3.89260363613882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3.5366149625999">
                <text:p>3.5366149625999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3.75054203896905">
                <text:p>3.75054203896905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4.30323076976626">
                <text:p>4.30323076976626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3.90797717376549">
                <text:p>3.90797717376549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4.45937990892214">
                <text:p>4.45937990892214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4.35682878948739">
                <text:p>4.35682878948739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5.6315543071161">
                <text:p>5.6315543071161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5.37997494883918">
                <text:p>5.37997494883918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3.85615941370368">
                <text:p>3.85615941370368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3.92648444863336">
                <text:p>3.9264844486333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3.86958253227135">
                <text:p>3.86958253227135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2.81382978723404">
                <text:p>2.81382978723404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3.62244516061961">
                <text:p>3.62244516061961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4.00169489350263">
                <text:p>4.00169489350263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3.49338883074175">
                <text:p>3.49338883074175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3.92589506978563">
                <text:p>3.92589506978563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4.09221644458889">
                <text:p>4.09221644458889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3.81852905428369">
                <text:p>3.81852905428369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4.26309826804892">
                <text:p>4.2630982680489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.23008584173633">
                <text:p>4.23008584173633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3.77010619161828">
                <text:p>3.77010619161828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4.34101281786093">
                <text:p>4.34101281786093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4.00347489633842">
                <text:p>4.00347489633842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4.26861378251594">
                <text:p>4.2686137825159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.38703886824351">
                <text:p>4.38703886824351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3.93330435801168">
                <text:p>3.9333043580116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4.27027816378048">
                <text:p>4.27027816378048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4.09744383171063">
                <text:p>4.09744383171063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4.31977339359457">
                <text:p>4.31977339359457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4.19750223890668">
                <text:p>4.1975022389066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3.74070969476162">
                <text:p>3.74070969476162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4.94074604558476">
                <text:p>4.9407460455847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4.17603522350751">
                <text:p>4.17603522350751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3.65588610851709">
                <text:p>3.6558861085170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.70034737954992">
                <text:p>3.70034737954992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4.74154492695617">
                <text:p>4.74154492695617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2.81382978723404">
                <text:p>2.81382978723404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3.9885432162861">
                <text:p>3.9885432162861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3.99121141890152">
                <text:p>3.9912114189015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4.04203662918744">
                <text:p>4.0420366291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